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5" style:family="text">
      <style:text-properties style:font-name="標楷體" fo:font-size="16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6" style:family="text">
      <style:text-properties fo:font-size="16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/>
    </style:style>
    <style:style style:name="T7" style:family="text">
      <style:text-properties fo:font-size="16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  <style:style style:name="T8" style:family="text">
      <style:text-properties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text-underline-style="solid" style:text-underline-width="auto" style:text-underline-color="font-color"/>
    </style:style>
    <style:style style:name="T9" style:family="text">
      <style:text-properties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text-underline-style="solid" style:text-underline-width="auto" style:text-underline-color="font-color" style:font-name="標楷體"/>
    </style:style>
    <style:style style:name="T10" style:family="text">
      <style:text-properties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text-underline-style="solid" style:text-underline-width="auto" style:text-underline-color="font-color" style:font-name="Arial"/>
    </style:style>
    <style:style style:name="T11" style:family="text">
      <style:text-properties style:font-name="Arial"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12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1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4" table:default-cell-style-name="ce18"/>
        <table:table-column table:style-name="co2" table:number-columns-repeated="253" table:default-cell-style-name="ce18"/>
        <table:table-column table:style-name="co2" table:number-columns-repeated="767" table:default-cell-style-name="Default"/>
        <table:table-row table:style-name="ro1">
          <table:table-cell table:style-name="ce1" table:number-columns-spanned="6" table:number-rows-spanned="3"/>
          <table:covered-table-cell table:number-columns-repeated="4" table:style-name="ce2"/>
          <table:covered-table-cell table:style-name="ce3"/>
          <table:table-cell table:style-name="ce29" office:value-type="string" calcext:value-type="string">
            <text:p>部</text:p>
          </table:table-cell>
          <table:table-cell table:style-name="ce33" table:number-columns-spanned="2" table:number-rows-spanned="3"/>
          <table:covered-table-cell table:style-name="ce33"/>
          <table:table-cell table:style-name="ce29" office:value-type="string" calcext:value-type="string">
            <text:p>課</text:p>
          </table:table-cell>
          <table:table-cell table:style-name="ce33" table:number-columns-spanned="2" table:number-rows-spanned="3"/>
          <table:covered-table-cell table:style-name="ce33"/>
          <table:table-cell table:style-name="ce29" office:value-type="string" calcext:value-type="string">
            <text:p>承</text:p>
          </table:table-cell>
          <table:table-cell table:style-name="ce36" table:number-columns-spanned="1" table:number-rows-spanned="3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3"/>
          <table:table-cell table:style-name="ce30"/>
          <table:covered-table-cell table:number-columns-repeated="2" table:style-name="ce3"/>
          <table:table-cell table:style-name="ce30"/>
          <table:covered-table-cell table:number-columns-repeated="2" table:style-name="ce3"/>
          <table:table-cell table:style-name="ce35" office:value-type="string" calcext:value-type="string">
            <text:p>辦</text:p>
          </table:table-cell>
          <table:covered-table-cell table:style-name="ce37"/>
          <table:table-cell table:number-columns-repeated="1010"/>
        </table:table-row>
        <table:table-row table:style-name="ro1">
          <table:covered-table-cell table:number-columns-repeated="6" table:style-name="ce3"/>
          <table:table-cell table:style-name="ce31" office:value-type="string" calcext:value-type="string">
            <text:p>長</text:p>
          </table:table-cell>
          <table:covered-table-cell table:number-columns-repeated="2" table:style-name="ce3"/>
          <table:table-cell table:style-name="ce31" office:value-type="string" calcext:value-type="string">
            <text:p>長</text:p>
          </table:table-cell>
          <table:covered-table-cell table:number-columns-repeated="2" table:style-name="ce3"/>
          <table:table-cell table:style-name="ce31" office:value-type="string" calcext:value-type="string">
            <text:p>者</text:p>
          </table:table-cell>
          <table:covered-table-cell table:style-name="ce38"/>
          <table:table-cell table:number-columns-repeated="1010"/>
        </table:table-row>
        <table:table-row table:style-name="ro2">
          <table:table-cell table:style-name="ce4" office:value-type="string" calcext:value-type="string">
            <text:p>客戶</text:p>
          </table:table-cell>
          <table:table-cell table:style-name="ce19"/>
          <table:table-cell table:style-name="ce19" office:value-type="string" calcext:value-type="string">
            <text:p> A.B.C<text:span text:style-name="T12">級</text:span><text:span text:style-name="T13">     </text:span></text:p>
          </table:table-cell>
          <table:table-cell table:style-name="ce4" office:value-type="string" calcext:value-type="string" table:number-columns-spanned="2" table:number-rows-spanned="1">
            <text:p>平均月營業額</text:p>
          </table:table-cell>
          <table:covered-table-cell table:style-name="ce19"/>
          <table:table-cell table:style-name="ce28" office:value-type="string" calcext:value-type="string" table:number-columns-spanned="3" table:number-rows-spanned="1">
            <text:p>          <text:span text:style-name="T12">元</text:span><text:span text:style-name="T13">  </text:span>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3" table:number-rows-spanned="1">
            <text:p>交易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       <text:span text:style-name="T12">年</text:span><text:span text:style-name="T13">               </text:span></text:p>
          </table:table-cell>
          <table:covered-table-cell table:number-columns-repeated="2" table:style-name="ce19"/>
          <table:table-cell table:style-name="ce39" table:number-columns-repeated="1010"/>
        </table:table-row>
        <table:table-row table:style-name="ro2">
          <table:table-cell table:style-name="ce5" office:value-type="string" calcext:value-type="string" table:number-columns-spanned="4" table:number-rows-spanned="1">
            <text:p>異<text:span text:style-name="T1">   </text:span><text:span text:style-name="T2">狀</text:span><text:span text:style-name="T3">   </text:span><text:span text:style-name="T2">報</text:span><text:span text:style-name="T3">   </text:span><text:span text:style-name="T2">告</text:span></text:p>
          </table:table-cell>
          <table:covered-table-cell table:number-columns-repeated="2" table:style-name="ce20"/>
          <table:covered-table-cell table:style-name="ce24"/>
          <table:table-cell table:style-name="ce5" office:value-type="string" calcext:value-type="string" table:number-columns-spanned="10" table:number-rows-spanned="1">
            <text:p>理<text:span text:style-name="T1">            </text:span><text:span text:style-name="T2">由</text:span></text:p>
          </table:table-cell>
          <table:covered-table-cell table:number-columns-repeated="8" table:style-name="ce20"/>
          <table:covered-table-cell table:style-name="ce24"/>
          <table:table-cell table:style-name="ce17" table:number-columns-repeated="1010"/>
        </table:table-row>
        <table:table-row table:style-name="ro2">
          <table:table-cell table:style-name="ce6" office:value-type="string" calcext:value-type="string" table:number-columns-spanned="4" table:number-rows-spanned="1">
            <text:p>1.<text:span text:style-name="T4">收款額</text:span><text:span text:style-name="T3">(</text:span><text:span text:style-name="T2">差異</text:span><text:span text:style-name="T3">10</text:span><text:span text:style-name="T2">％以上</text:span><text:span text:style-name="T3">)</text:span></text:p>
          </table:table-cell>
          <table:covered-table-cell table:number-columns-repeated="2" table:style-name="ce21"/>
          <table:covered-table-cell table:style-name="ce25"/>
          <table:table-cell table:style-name="ce6" office:value-type="string" calcext:value-type="string" table:number-columns-spanned="10" table:number-rows-spanned="1">
            <text:p> 1<text:span text:style-name="T4">﹒還未整理帳簿</text:span></text:p>
          </table:table-cell>
          <table:covered-table-cell table:number-columns-repeated="8" table:style-name="ce21"/>
          <table:covered-table-cell table:style-name="ce25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  <text:span text:style-name="T5">預定額</text:span><text:span text:style-name="T6">                   </text:span><text:span text:style-name="T7">元</text:span><text:span text:style-name="T6">               </text:span></text:p>
          </table:table-cell>
          <table:covered-table-cell table:number-columns-repeated="2" table:style-name="ce22"/>
          <table:covered-table-cell table:style-name="ce26"/>
          <table:table-cell table:style-name="ce7" office:value-type="string" calcext:value-type="string" table:number-columns-spanned="10" table:number-rows-spanned="1">
            <text:p>    (1)<text:span text:style-name="T4">對方未驗收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  <text:span text:style-name="T5">實績額</text:span><text:span text:style-name="T6">                   </text:span><text:span text:style-name="T7">元</text:span><text:span text:style-name="T6">               </text:span></text:p>
          </table:table-cell>
          <table:covered-table-cell table:number-columns-repeated="2" table:style-name="ce22"/>
          <table:covered-table-cell table:style-name="ce26"/>
          <table:table-cell table:style-name="ce7" office:value-type="string" calcext:value-type="string" table:number-columns-spanned="10" table:number-rows-spanned="1">
            <text:p>    (2)<text:span text:style-name="T4">我方交貨遲延，所以未驗收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  <text:span text:style-name="T5">差</text:span><text:span text:style-name="T6">  </text:span><text:span text:style-name="T7">異</text:span><text:span text:style-name="T6">                   </text:span><text:span text:style-name="T7">元</text:span><text:span text:style-name="T6">               </text:span></text:p>
          </table:table-cell>
          <table:covered-table-cell table:number-columns-repeated="2" table:style-name="ce22"/>
          <table:covered-table-cell table:style-name="ce26"/>
          <table:table-cell table:style-name="ce7" office:value-type="string" calcext:value-type="string" table:number-columns-spanned="10" table:number-rows-spanned="1">
            <text:p>    (3)<text:span text:style-name="T4">現品未到</text:span><text:span text:style-name="T3"> 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2.<text:span text:style-name="T4">延長付款日</text:span><text:span text:style-name="T3">(10</text:span><text:span text:style-name="T2">日以上</text:span><text:span text:style-name="T3">)</text:span></text:p>
          </table:table-cell>
          <table:covered-table-cell table:number-columns-repeated="2" table:style-name="ce22"/>
          <table:covered-table-cell table:style-name="ce26"/>
          <table:table-cell table:style-name="ce7" office:value-type="string" calcext:value-type="string" table:number-columns-spanned="10" table:number-rows-spanned="1">
            <text:p>    (4)<text:span text:style-name="T4">請款通知單未寄到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  <text:span text:style-name="T5">契約支付日</text:span><text:span text:style-name="T6">               </text:span><text:span text:style-name="T7">月</text:span><text:span text:style-name="T6">    </text:span><text:span text:style-name="T7">日</text:span><text:span text:style-name="T6">         </text:span></text:p>
          </table:table-cell>
          <table:covered-table-cell table:number-columns-repeated="2" table:style-name="ce22"/>
          <table:covered-table-cell table:style-name="ce26"/>
          <table:table-cell table:style-name="ce7" office:value-type="string" calcext:value-type="string" table:number-columns-spanned="10" table:number-rows-spanned="1">
            <text:p>    (5)<text:span text:style-name="T4">商品有瑕疵，所以保留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  <text:span text:style-name="T5">實</text:span><text:span text:style-name="T6">      </text:span><text:span text:style-name="T7">績</text:span><text:span text:style-name="T6">               </text:span><text:span text:style-name="T7">月</text:span><text:span text:style-name="T6">    </text:span><text:span text:style-name="T7">日</text:span><text:span text:style-name="T6">         </text:span></text:p>
          </table:table-cell>
          <table:covered-table-cell table:number-columns-repeated="2" table:style-name="ce22"/>
          <table:covered-table-cell table:style-name="ce26"/>
          <table:table-cell table:style-name="ce7" office:value-type="string" calcext:value-type="string" table:number-columns-spanned="10" table:number-rows-spanned="1">
            <text:p>    (6)<text:span text:style-name="T4">退貨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  <text:span text:style-name="T5">遲延日數</text:span><text:span text:style-name="T6">                 </text:span><text:span text:style-name="T7">月</text:span><text:span text:style-name="T6">    </text:span><text:span text:style-name="T7">日</text:span><text:span text:style-name="T6">         </text:span></text:p>
          </table:table-cell>
          <table:covered-table-cell table:number-columns-repeated="2" table:style-name="ce22"/>
          <table:covered-table-cell table:style-name="ce26"/>
          <table:table-cell table:style-name="ce7" office:value-type="string" calcext:value-type="string" table:number-columns-spanned="10" table:number-rows-spanned="1">
            <text:p>    (7)<text:span text:style-name="T4">其他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3.<text:span text:style-name="T4">支付方法有異</text:span><text:span text:style-name="T3">(10</text:span><text:span text:style-name="T2">％以上</text:span><text:span text:style-name="T3">)</text:span></text:p>
          </table:table-cell>
          <table:covered-table-cell table:number-columns-repeated="2" table:style-name="ce22"/>
          <table:covered-table-cell table:style-name="ce26"/>
          <table:table-cell table:style-name="ce7" table:number-columns-spanned="10" table:number-rows-spanned="1"/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  <text:span text:style-name="T5">契約：現金</text:span><text:span text:style-name="T6">     </text:span><text:span text:style-name="T7">％、支票</text:span><text:span text:style-name="T6">      </text:span><text:span text:style-name="T7">％、計</text:span><text:span text:style-name="T6">     </text:span><text:span text:style-name="T7">％</text:span></text:p>
          </table:table-cell>
          <table:covered-table-cell table:number-columns-repeated="2" table:style-name="ce22"/>
          <table:covered-table-cell table:style-name="ce26"/>
          <table:table-cell table:style-name="ce7" office:value-type="string" calcext:value-type="string" table:number-columns-spanned="10" table:number-rows-spanned="1">
            <text:p> 2<text:span text:style-name="T4">﹒資金週轉的緣故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  <text:span text:style-name="T5">實績：現金</text:span><text:span text:style-name="T6">     </text:span><text:span text:style-name="T7">％、支票</text:span><text:span text:style-name="T6">      </text:span><text:span text:style-name="T7">％、計</text:span><text:span text:style-name="T6">     </text:span><text:span text:style-name="T7">％</text:span></text:p>
          </table:table-cell>
          <table:covered-table-cell table:number-columns-repeated="2" table:style-name="ce22"/>
          <table:covered-table-cell table:style-name="ce26"/>
          <table:table-cell table:style-name="ce7" office:value-type="string" calcext:value-type="string" table:number-columns-spanned="10" table:number-rows-spanned="1">
            <text:p>    (1)<text:span text:style-name="T4">設備投資過大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  <text:span text:style-name="T5">差異：現金</text:span><text:span text:style-name="T6">     </text:span><text:span text:style-name="T7">％、支票</text:span><text:span text:style-name="T6">      </text:span><text:span text:style-name="T7">％、計</text:span><text:span text:style-name="T6">     </text:span><text:span text:style-name="T7">％</text:span></text:p>
          </table:table-cell>
          <table:covered-table-cell table:number-columns-repeated="2" table:style-name="ce22"/>
          <table:covered-table-cell table:style-name="ce26"/>
          <table:table-cell table:style-name="ce7" office:value-type="string" calcext:value-type="string" table:number-columns-spanned="10" table:number-rows-spanned="1">
            <text:p>    (2)<text:span text:style-name="T4">發生欠帳、倒帳的情事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4.<text:span text:style-name="T4">延長支票的付款日</text:span><text:span text:style-name="T3">(10</text:span><text:span text:style-name="T2">天以上</text:span><text:span text:style-name="T3">)</text:span></text:p>
          </table:table-cell>
          <table:covered-table-cell table:number-columns-repeated="2" table:style-name="ce22"/>
          <table:covered-table-cell table:style-name="ce26"/>
          <table:table-cell table:style-name="ce7" office:value-type="string" calcext:value-type="string" table:number-columns-spanned="10" table:number-rows-spanned="1">
            <text:p>    (3)<text:span text:style-name="T4">商品、庫存品過量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  <text:span text:style-name="T5">契</text:span><text:span text:style-name="T6">   </text:span><text:span text:style-name="T7">約</text:span><text:span text:style-name="T6">                      </text:span><text:span text:style-name="T7">日</text:span><text:span text:style-name="T6">           </text:span></text:p>
          </table:table-cell>
          <table:covered-table-cell table:number-columns-repeated="2" table:style-name="ce22"/>
          <table:covered-table-cell table:style-name="ce26"/>
          <table:table-cell table:style-name="ce7" office:value-type="string" calcext:value-type="string" table:number-columns-spanned="10" table:number-rows-spanned="1">
            <text:p>    (4)<text:span text:style-name="T4">庫存材料過量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7" office:value-type="string" calcext:value-type="string" table:number-columns-spanned="4" table:number-rows-spanned="1">
            <text:p>  <text:span text:style-name="T5">實</text:span><text:span text:style-name="T6">   </text:span><text:span text:style-name="T7">績</text:span><text:span text:style-name="T6">                      </text:span><text:span text:style-name="T7">日</text:span><text:span text:style-name="T6">           </text:span></text:p>
          </table:table-cell>
          <table:covered-table-cell table:number-columns-repeated="2" table:style-name="ce22"/>
          <table:covered-table-cell table:style-name="ce26"/>
          <table:table-cell table:style-name="ce7" office:value-type="string" calcext:value-type="string" table:number-columns-spanned="10" table:number-rows-spanned="1">
            <text:p>    (5)<text:span text:style-name="T4">銷路不佳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8" office:value-type="string" calcext:value-type="string" table:number-columns-spanned="4" table:number-rows-spanned="1">
            <text:p>  <text:span text:style-name="T5">遲延日數</text:span><text:span text:style-name="T6">                     </text:span><text:span text:style-name="T7">日</text:span><text:span text:style-name="T6">           </text:span></text:p>
          </table:table-cell>
          <table:covered-table-cell table:number-columns-repeated="2" table:style-name="ce23"/>
          <table:covered-table-cell table:style-name="ce27"/>
          <table:table-cell table:style-name="ce8" office:value-type="string" calcext:value-type="string" table:number-columns-spanned="10" table:number-rows-spanned="1">
            <text:p>    (6)<text:span text:style-name="T4">其他</text:span></text:p>
          </table:table-cell>
          <table:covered-table-cell table:number-columns-repeated="8" table:style-name="ce23"/>
          <table:covered-table-cell table:style-name="ce27"/>
          <table:table-cell table:style-name="ce17" table:number-columns-repeated="1010"/>
        </table:table-row>
        <table:table-row table:style-name="ro2">
          <table:table-cell table:style-name="ce9" office:value-type="string" calcext:value-type="string" table:number-columns-spanned="4" table:number-rows-spanned="1">
            <text:p>風評　　　　<text:span text:style-name="T1">1.</text:span><text:span text:style-name="T2">沒有任何風聲</text:span></text:p>
          </table:table-cell>
          <table:covered-table-cell table:number-columns-repeated="3" table:style-name="ce21"/>
          <table:table-cell table:style-name="ce25" office:value-type="string" calcext:value-type="string" table:number-columns-spanned="10" table:number-rows-spanned="1">
            <text:p>   <text:span text:style-name="T4">對策</text:span></text:p>
          </table:table-cell>
          <table:covered-table-cell table:number-columns-repeated="8" table:style-name="ce21"/>
          <table:covered-table-cell table:style-name="ce25"/>
          <table:table-cell table:style-name="ce17" table:number-columns-repeated="1010"/>
        </table:table-row>
        <table:table-row table:style-name="ro2">
          <table:table-cell table:style-name="ce10" table:number-columns-spanned="4" table:number-rows-spanned="1"/>
          <table:covered-table-cell table:number-columns-repeated="3" table:style-name="ce22"/>
          <table:table-cell table:style-name="ce26" office:value-type="string" calcext:value-type="string" table:number-columns-spanned="10" table:number-rows-spanned="1">
            <text:p>       1.<text:span text:style-name="T4">繼續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11" office:value-type="string" calcext:value-type="string" table:number-columns-spanned="4" table:number-rows-spanned="1">
            <text:p>　　　　　　<text:span text:style-name="T1">2.</text:span><text:span text:style-name="T2">謠傳的內容</text:span></text:p>
          </table:table-cell>
          <table:covered-table-cell table:number-columns-repeated="3" table:style-name="ce22"/>
          <table:table-cell table:style-name="ce26" office:value-type="string" calcext:value-type="string" table:number-columns-spanned="10" table:number-rows-spanned="1">
            <text:p>       2.<text:span text:style-name="T4">繼續但保持警戒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10" table:number-columns-spanned="4" table:number-rows-spanned="1"/>
          <table:covered-table-cell table:number-columns-repeated="3" table:style-name="ce22"/>
          <table:table-cell table:style-name="ce26" office:value-type="string" calcext:value-type="string" table:number-columns-spanned="10" table:number-rows-spanned="1">
            <text:p>       3.<text:span text:style-name="T4">中止</text:span></text:p>
          </table:table-cell>
          <table:covered-table-cell table:number-columns-repeated="8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12" table:number-columns-spanned="4" table:number-rows-spanned="1"/>
          <table:covered-table-cell table:number-columns-repeated="3" table:style-name="ce23"/>
          <table:table-cell table:style-name="ce27" office:value-type="string" calcext:value-type="string" table:number-columns-spanned="10" table:number-rows-spanned="1">
            <text:p>       4.<text:span text:style-name="T4">其他</text:span></text:p>
          </table:table-cell>
          <table:covered-table-cell table:number-columns-repeated="8" table:style-name="ce23"/>
          <table:covered-table-cell table:style-name="ce27"/>
          <table:table-cell table:style-name="ce17" table:number-columns-repeated="1010"/>
        </table:table-row>
        <table:table-row table:style-name="ro2">
          <table:table-cell table:style-name="ce13" office:value-type="string" calcext:value-type="string" table:number-columns-spanned="14" table:number-rows-spanned="1">
            <text:p>指示<text:span text:style-name="T1"> </text:span><text:span text:style-name="T2">　　　</text:span><text:span text:style-name="T3">1.</text:span><text:span text:style-name="T2">停止交易</text:span><text:span text:style-name="T3"> </text:span><text:span text:style-name="T2">　　　</text:span><text:span text:style-name="T3"> (1)</text:span><text:span text:style-name="T2">即時　　　</text:span><text:span text:style-name="T3">(2)</text:span><text:span text:style-name="T2">暫停　　　</text:span><text:span text:style-name="T3">(3)</text:span><text:span text:style-name="T2">選擇時期</text:span></text:p>
          </table:table-cell>
          <table:covered-table-cell table:number-columns-repeated="12" table:style-name="ce21"/>
          <table:covered-table-cell table:style-name="ce25"/>
          <table:table-cell table:style-name="ce17" table:number-columns-repeated="1010"/>
        </table:table-row>
        <table:table-row table:style-name="ro2">
          <table:table-cell table:style-name="ce14" office:value-type="string" calcext:value-type="string" table:number-columns-spanned="14" table:number-rows-spanned="1">
            <text:p>　　　　　<text:span text:style-name="T1"> 2.</text:span><text:span text:style-name="T2">繼續交易</text:span><text:span text:style-name="T3">            (</text:span><text:span text:style-name="T8">1)</text:span><text:span text:style-name="T9">限制月營業額</text:span><text:span text:style-name="T10">                                      </text:span></text:p>
          </table:table-cell>
          <table:covered-table-cell table:number-columns-repeated="12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14" office:value-type="string" calcext:value-type="string" table:number-columns-spanned="14" table:number-rows-spanned="1">
            <text:p>　　　　　　　　　　　　　<text:span text:style-name="T1"> </text:span><text:span text:style-name="T11">(2)</text:span><text:span text:style-name="T9">改善收款條件</text:span><text:span text:style-name="T10">                                      </text:span></text:p>
          </table:table-cell>
          <table:covered-table-cell table:number-columns-repeated="12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14" office:value-type="string" calcext:value-type="string" table:number-columns-spanned="14" table:number-rows-spanned="1">
            <text:p>　　　　　　　　　　　　　<text:span text:style-name="T1"> </text:span><text:span text:style-name="T11">(3)</text:span><text:span text:style-name="T9">商品交易</text:span><text:span text:style-name="T10">                                         </text:span></text:p>
          </table:table-cell>
          <table:covered-table-cell table:number-columns-repeated="12" table:style-name="ce22"/>
          <table:covered-table-cell table:style-name="ce26"/>
          <table:table-cell table:style-name="ce17" table:number-columns-repeated="1010"/>
        </table:table-row>
        <table:table-row table:style-name="ro2">
          <table:table-cell table:style-name="ce15" office:value-type="string" calcext:value-type="string" table:number-columns-spanned="14" table:number-rows-spanned="1">
            <text:p>　　　　　<text:span text:style-name="T1"> 3.</text:span><text:span text:style-name="T2">其他　　　　　</text:span><text:span text:style-name="T8">(4)</text:span><text:span text:style-name="T9">其他</text:span><text:span text:style-name="T10">                                              </text:span></text:p>
          </table:table-cell>
          <table:covered-table-cell table:number-columns-repeated="12" table:style-name="ce23"/>
          <table:covered-table-cell table:style-name="ce27"/>
          <table:table-cell table:style-name="ce17" table:number-columns-repeated="1010"/>
        </table:table-row>
        <table:table-row table:style-name="ro2">
          <table:table-cell table:style-name="ce16" table:number-columns-repeated="14"/>
          <table:table-cell table:style-name="ce17" table:number-columns-repeated="1010"/>
        </table:table-row>
        <table:table-row table:style-name="ro2" table:number-rows-repeated="15">
          <table:table-cell table:style-name="ce17" table:number-columns-repeated="1024"/>
        </table:table-row>
        <table:table-row table:style-name="ro2" table:number-rows-repeated="38">
          <table:table-cell table:number-columns-repeated="1024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5T20:38:34</meta:creation-date>
    <dc:creator>QQ</dc:creator>
    <dc:date>2004-03-25T21:50:51</dc:date>
    <meta:print-date>2004-03-25T21:49:58</meta:print-date>
    <meta:document-statistic meta:table-count="1" meta:cell-count="58" meta:object-count="0"/>
    <meta:generator>LibreOffice/5.1.1.3$Windows_x86 LibreOffice_project/89f508ef3ecebd2cfb8e1def0f0ba9a803b88a6d</meta:generator>
  </office:meta>
</office:document-meta>
</file>